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svg:stroke-color="#008000" draw:marker-start-width="0.35cm" draw:marker-end-width="0.35cm" svg:stroke-opacity="100%" draw:fill="solid" draw:fill-color="#008000" draw:opacity="30%" draw:opacity-name="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folie-title">
      <style:graphic-properties fo:min-height="2.327cm"/>
    </style:style>
    <style:style style:name="pr5" style:family="presentation" style:parent-style-name="Titelfolie-outline1">
      <style:graphic-properties fo:min-height="5.02cm"/>
    </style:style>
    <style:style style:name="pr6" style:family="presentation" style:parent-style-name="Titelfolie-notes">
      <style:graphic-properties draw:fill-color="#ffffff" fo:min-height="13.364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4" style:family="paragraph">
      <style:paragraph-properties fo:margin-top="0cm" fo:margin-bottom="0.2cm"/>
    </style:style>
    <style:style style:name="P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3" draw:layer="layout" svg:width="18.449cm" svg:height="2.327cm" svg:x="0.997cm" svg:y="1.358cm" presentation:class="title" presentation:user-transformed="true">
          <draw:text-box>
            <text:p text:style-name="P2"><text:span text:style-name="T1">Übung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.2cm" svg:y="1.4cm" presentation:class="title" presentation:user-transformed="true">
          <draw:text-box>
            <text:p>Übung 3<text:line-break/>Aufgabe 2 <text:line-break/>Naive Bayes Classifier</text:p>
          </draw:text-box>
        </draw:frame>
        <draw:frame presentation:style-name="pr5" draw:text-style-name="P5" draw:layer="layout" svg:width="22.951cm" svg:height="11.6cm" svg:x="1.249cm" svg:y="5.6cm" presentation:class="outline" presentation:user-transformed="true">
          <draw:text-box>
            <text:p text:style-name="P4"><text:span text:style-name="T2">Naive Bayes Classifier nimmt an, dass alle Merkmale (statistisch) unabhängig sind.</text:span></text:p>
            <text:p text:style-name="P4"><text:span text:style-name="T3"/></text:p>
            <text:p text:style-name="P4"><text:span text:style-name="T3">Bei Wörtern trifft das nicht zu.</text:span></text:p>
            <text:list text:style-name="L2">
              <text:list-item>
                <text:p text:style-name="P4"><text:span text:style-name="T3">Bestimmte Buchstaben kommen häufiger vor</text:span></text:p>
              </text:list-item>
              <text:list-item>
                <text:p text:style-name="P4"><text:span text:style-name="T3">Bestimmte Wortfolgen sind wahrscheinlicher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.2cm" svg:y="1.4cm" presentation:class="title" presentation:user-transformed="true">
          <draw:text-box>
            <text:p>Übung 3<text:line-break/>Aufgabe 4 <text:line-break/>Sliding Window-Verfahren</text:p>
          </draw:text-box>
        </draw:frame>
        <draw:frame presentation:style-name="pr5" draw:text-style-name="P5" draw:layer="layout" svg:width="22.951cm" svg:height="7cm" svg:x="1.249cm" svg:y="5.6cm" presentation:class="outline" presentation:user-transformed="true">
          <draw:text-box>
            <text:p text:style-name="P4"><text:span text:style-name="T3"><text:s/></text:span><text:span text:style-name="T3">Verfahren zur Mustererkennung in Grafiken</text:span></text:p>
            <text:list text:style-name="L2">
              <text:list-item>
                <text:p text:style-name="P4"><text:span text:style-name="T3">Untersucht ein Bild in allen Skalierungen über den Raum</text:span></text:p>
              </text:list-item>
              <text:list-item>
                <text:p text:style-name="P4"><text:span text:style-name="T3">Ein festes Window wird über das Bild gelegt und untersucht</text:span></text:p>
              </text:list-item>
              <text:list-item>
                <text:p text:style-name="P4"><text:span text:style-name="T3">Es wird jeweils über das Bild bewegt bis es jede Position in jeder Skalierung überprüft hat</text:span></text:p>
              </text:list-item>
              <text:list-item>
                <text:p text:style-name="P4"><text:span text:style-name="T3">Bricht ab, wenn das skalierte Bild die Größe des Window erreicht hat </text:span></text:p>
              </text:list-item>
            </text:list>
            <text:p text:style-name="P4"><text:span text:style-name="T3"/></text:p>
          </draw:text-box>
        </draw:frame>
        <draw:custom-shape draw:style-name="gr2" draw:text-style-name="P7" draw:layer="layout" svg:width="5cm" svg:height="4.4cm" svg:x="2.6cm" svg:y="1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cm" svg:height="1cm" svg:x="3.6cm" svg:y="13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7" draw:layer="layout" svg:width="1.8cm" svg:height="1.6cm" svg:x="5.2cm" svg:y="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1cm" svg:height="1cm" svg:x="2.6cm" svg:y="1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989cm" svg:height="2.591cm" svg:x="12.3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589cm" svg:height="0.589cm" svg:x="12.889cm" svg:y="14.07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7" draw:layer="layout" svg:width="1.06cm" svg:height="0.942cm" svg:x="13.831cm" svg:y="14.8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7" draw:layer="layout" svg:width="1.036cm" svg:height="1.036cm" svg:x="20cm" svg:y="1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235cm" svg:height="0.236cm" svg:x="20.236cm" svg:y="14.5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7" draw:layer="layout" svg:width="0.424cm" svg:height="0.376cm" svg:x="20.612cm" svg:y="14.9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7" draw:layer="layout" svg:width="1cm" svg:height="1cm" svg:x="3.601cm" svg:y="13.6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cm" svg:height="1cm" svg:x="12.301cm" svg:y="13.6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svg:x="13.882cm" svg:y="14.9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cm" svg:height="1cm" svg:x="20.022cm" svg:y="14.4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6cm" svg:height="0.8cm" svg:x="8.2cm" svg:y="1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3.6cm" svg:height="0.8cm" svg:x="15.902cm" svg:y="14.5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7" draw:layer="layout" svg:width="1cm" svg:height="1cm" svg:x="5.601cm" svg:y="15.3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cm" svg:height="1cm" svg:x="6.601cm" svg:y="16.2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cm" svg:height="1cm" svg:x="12.701cm" svg:y="13.9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cm" svg:height="1cm" svg:x="14.301cm" svg:y="15.2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cm" svg:height="1cm" svg:x="2.601cm" svg:y="12.80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.2cm" svg:y="1.4cm" presentation:class="title" presentation:user-transformed="true">
          <draw:text-box>
            <text:p>Übung 3<text:line-break/>Aufgabe 4 <text:line-break/>Sliding Window-Verfahren</text:p>
          </draw:text-box>
        </draw:frame>
        <draw:frame presentation:style-name="pr5" draw:text-style-name="P5" draw:layer="layout" svg:width="22.951cm" svg:height="11.8cm" svg:x="1.249cm" svg:y="5.6cm" presentation:class="outline" presentation:user-transformed="true">
          <draw:text-box>
            <text:p text:style-name="P4"><text:span text:style-name="T2">Stoppwörter </text:span></text:p>
            <text:list text:style-name="L2">
              <text:list-item>
                <text:p text:style-name="P4"><text:span text:style-name="T3">Wörter oder Merkmale mit geringen Klassifikationswert</text:span></text:p>
              </text:list-item>
              <text:list-item>
                <text:p text:style-name="P4"><text:span text:style-name="T3">Kommen in allen zu untersuchenden Objekten der Klasse vor</text:span></text:p>
              </text:list-item>
              <text:list-item>
                <text:p text:style-name="P4"><text:span text:style-name="T3">Sind sehr häufig</text:span></text:p>
                <text:p text:style-name="P4"><text:span text:style-name="T4"/></text:p>
              </text:list-item>
            </text:list>
            <text:p text:style-name="P4"><text:span text:style-name="T3">Stoppwörter spielen beim Sliding Window-Verfahren keine Rolle.</text:span></text:p>
            <text:p text:style-name="P4"><text:span text:style-name="T3">Sie werden in erster Linie bei Texten eingesetzt. Wie etwa:</text:span></text:p>
            <text:list text:continue-numbering="true" text:style-name="L2">
              <text:list-item>
                <text:p text:style-name="P4"><text:span text:style-name="T3">Suchmaschinen</text:span></text:p>
              </text:list-item>
              <text:list-item>
                <text:p text:style-name="P4"><text:span text:style-name="T3">Information mining</text:span></text:p>
              </text:list-item>
              <text:list-item>
                <text:p text:style-name="P4"><text:span text:style-name="T3">...</text:span></text:p>
              </text:list-item>
            </text:list>
            <text:p text:style-name="P4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5-15">15.05.14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5-15">15.05.14</text:date></text:span><text:span text:style-name="MT2"> <text:s/>| <text:s/>HCS 2014 | Gruppe 122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Windows_x86 LibreOffice_project/882f8a0a489bc99a9e60c7905a60226254cb6ff0</meta:generator>
    <meta:editing-duration>PT53M36S</meta:editing-duration>
    <meta:editing-cycles>8</meta:editing-cycles>
    <meta:creation-date>2014-05-08T13:17:50.487000000</meta:creation-date>
    <dc:date>2014-05-15T14:59:05.044000000</dc:date>
    <meta:document-statistic meta:object-count="70"/>
  </office:meta>
</office:document-meta>
</file>